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Heading_20_1" style:master-page-name="Standard">
      <style:paragraph-properties fo:margin-top="0in" fo:margin-bottom="0in" fo:orphans="2" fo:widows="2" style:page-number="auto"/>
    </style:style>
    <style:style style:name="P3" style:family="paragraph" style:parent-style-name="Heading_20_3">
      <style:paragraph-properties fo:orphans="0" fo:widows="0" style:writing-mode="lr-tb"/>
      <style:text-properties style:use-window-font-color="true" style:font-name="Times New Roman"/>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8">
      <style:paragraph-properties fo:orphans="0" fo:widows="0" style:writing-mode="lr-tb"/>
      <style:text-properties style:use-window-font-color="true" style:font-name="Times New Roman"/>
    </style:style>
    <style:style style:name="P15" style:family="paragraph" style:parent-style-name="Text_20_body" style:list-style-name="L8">
      <style:paragraph-properties fo:orphans="0" fo:widows="0" style:writing-mode="lr-tb"/>
    </style:style>
    <style:style style:name="P1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2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2.2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2.25in" svg:y="0in">
        <draw:image xlink:href="Pictures/2000000700000FB5000000C94FDA4EAC.wmf" xlink:type="simple" xlink:show="embed" xlink:actuate="onLoad">
          <text:p/>
        </draw:image>
      </draw:frame>
      <text:h text:style-name="P2"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6371905522724170508" text:style-name="L1">
        <text:list-item>
          <text:p text:style-name="P4">Navigate to sub-documents and open them.</text:p>
        </text:list-item>
        <text:list-item>
          <text:p text:style-name="P4">Edit front matter and back matter.</text:p>
        </text:list-item>
        <text:list-item>
          <text:p text:style-name="P4">Edit header and footer content</text:p>
        </text:list-item>
        <text:list-item>
          <text:p text:style-name="P4">Regenerate the table of contents and index.</text:p>
        </text:list-item>
        <text:list-item>
          <text:p text:style-name="P4">Generate PDF output.</text:p>
        </text:list-item>
        <text:list-item>
          <text:p text:style-name="P4">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Assertions</text:h>
      <text:p text:style-name="Text_20_body">Testable assertions in the specification are numbered by chapter, section, and sequential identifier and bracketed in the text. The markers are assigned the Assertion character format, which makes them hidden, or blue when visible. Use the paragraph icon on the tool bar to toggle between hide and unhide. To add and mark assertion markers:</text:p>
      <text:list xml:id="list3930970069450045780" text:style-name="L2">
        <text:list-item>
          <text:p text:style-name="P5">Display the style window using the F11 key.</text:p>
        </text:list-item>
        <text:list-item>
          <text:p text:style-name="P5">Click the character styles icon (capital A) to display the available character styles.</text:p>
        </text:list-item>
        <text:list-item>
          <text:p text:style-name="P5">Enter the marker text, e.g. A23.5.1[ <text:span text:style-name="T6">specification text...</text:span> ].</text:p>
        </text:list-item>
        <text:list-item>
          <text:p text:style-name="P5">Select or multi-select marker text and double-click Assertion in the style window.</text:p>
        </text:list-item>
      </text:list>
      <text:h text:style-name="Heading_20_2" text:outline-level="2">Index Entries</text:h>
      <text:p text:style-name="Text_20_body">New specification content may require new index entries. To add an index entry to a chapter:</text:p>
      <text:list xml:id="list7910324515112932842" text:style-name="L3">
        <text:list-item>
          <text:p text:style-name="P6">Select the text that you wish to make an index entry for.</text:p>
        </text:list-item>
        <text:list-item>
          <text:p text:style-name="P6">From the Insert menu, select Indexes and Tables / Entries...</text:p>
        </text:list-item>
        <text:list-item>
          <text:p text:style-name="P6">On the Insert Index Entry dialog, make the following selections:</text:p>
        </text:list-item>
      </text:list>
      <text:list xml:id="list42492145718619839" text:style-name="L4">
        <text:list-item>
          <text:p text:style-name="P7">From the Index combo box , select Alphabetical Index.</text:p>
        </text:list-item>
        <text:list-item>
          <text:p text:style-name="P7">Leave 1<text:span text:style-name="T7">st</text:span> key empty.</text:p>
        </text:list-item>
        <text:list-item>
          <text:p text:style-name="P7">Check Main entry</text:p>
        </text:list-item>
        <text:list-item>
          <text:p text:style-name="P7">Check Apply to all similar texts.</text:p>
        </text:list-item>
        <text:list-item>
          <text:p text:style-name="P7">Check Whole words only</text:p>
        </text:list-item>
      </text:list>
      <text:list xml:id="list571407575315014846" text:style-name="L5">
        <text:list-item>
          <text:p text:style-name="P8">Your selected text appears in the Entry text box. Click Insert to insert index entries.</text:p>
        </text:list-item>
      </text:list>
      <text:p text:style-name="Text_20_body">To make additional entries in the same chapter:</text:p>
      <text:list xml:id="list6682221269631281390" text:style-name="L6">
        <text:list-item>
          <text:p text:style-name="P9">Select the next entry text.</text:p>
        </text:list-item>
        <text:list-item>
          <text:p text:style-name="P9">Click in the Entry text box. Your selected text will appear in the box.</text:p>
        </text:list-item>
        <text:list-item>
          <text:p text:style-name="P9"><text:s/>Click Insert. </text:p>
        </text:list-item>
      </text:list>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text:soft-page-break/>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4595933876178440012" text:style-name="L7">
        <text:list-item>
          <text:p text:style-name="P10"><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10">Modify the template as desired.</text:p>
        </text:list-item>
        <text:list-item>
          <text:p text:style-name="P10">To save changes, choose File &gt; Save or click the save icon, as with an ordinary document.</text:p>
        </text:list-item>
        <text:list-item>
          <text:p text:style-name="P10"><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3" text:outline-level="3"><text:bookmark-start text:name="__RefHeading__40385_1294777227"/>Applying changes in the template<text:bookmark-end text:name="__RefHeading__40385_1294777227"/></text:h>
      <text:list xml:id="list3756702315269846563" text:style-name="L8">
        <text:list-item>
          <text:p text:style-name="P14">Close the master file and all spec document files.</text:p>
        </text:list-item>
        <text:list-item>
          <text:p text:style-name="P14">From OpenOffice Writer, choose File &gt; Templates &gt; Assign template (folder).</text:p>
        </text:list-item>
        <text:list-item>
          <text:p text:style-name="P14">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15"><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14">Click OK.</text:p>
        </text:list-item>
      </text:list>
      <text:h text:style-name="Heading_20_3" text:outline-level="3">Creating a new chapter or appendix document</text:h>
      <text:list xml:id="list7772694645921455133" text:style-name="L9">
        <text:list-item>
          <text:p text:style-name="P11">Choose File &gt; New &gt; Templates and Documents.</text:p>
        </text:list-item>
        <text:list-item>
          <text:p text:style-name="P11">In the box on the left, click the Templates icon if it is not already selected.</text:p>
        </text:list-item>
        <text:list-item>
          <text:p text:style-name="P11">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4163805506330086376" text:style-name="L10">
        <text:list-item>
          <text:p text:style-name="P12">Open the master document and select the chapter below the location where you want to add the new chapter.</text:p>
        </text:list-item>
        <text:list-item>
          <text:p text:style-name="P12">Right-click and select Insert &gt; File.</text:p>
        </text:list-item>
        <text:list-item>
          <text:p text:style-name="P12">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ext:soft-page-break/>than having to copy it into the OpenOffice standard template directory..</text:p>
      <text:h text:style-name="Heading_20_2" text:outline-level="2">Publication as PDF</text:h>
      <text:list xml:id="list1218036028491591710" text:style-name="L11">
        <text:list-item>
          <text:p text:style-name="P13">Open JDO_master.odm.</text:p>
        </text:list-item>
        <text:list-item>
          <text:p text:style-name="P13">Choose File &gt; Export as PDF</text:p>
        </text:list-item>
        <text:list-item>
          <text:p text:style-name="P13">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2</meta:editing-cycles>
    <meta:creation-date>2012-06-30T08:35:19.54</meta:creation-date>
    <meta:editing-duration>PT3H40M52S</meta:editing-duration>
    <meta:generator>OpenOffice.org/3.4$Win32 OpenOffice.org_project/340m1$Build-9590</meta:generator>
    <dc:title>JDO_spec.ott</dc:title>
    <dc:date>2012-08-23T20:39:22.14</dc:date>
    <meta:document-statistic meta:table-count="0" meta:image-count="0" meta:object-count="0" meta:page-count="4" meta:paragraph-count="75" meta:word-count="1333" meta:character-count="82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